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1.793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81cm" svg:stroke-color="#f5822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solid" draw:fill-color="#dfcce4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766cm" fo:min-width="6.3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841cm" fo:min-width="3.13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d1c24" draw:marker-start-width="0.279cm" draw:marker-end-width="0.279cm" draw:fill="solid" draw:fill-color="#bee3d3" draw:opacity="1%" draw:textarea-horizontal-align="justify" draw:textarea-vertical-align="middle" draw:auto-grow-height="false" fo:min-height="0.841cm" fo:min-width="1.734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solid" draw:fill-color="#adc5e7" draw:textarea-horizontal-align="left" draw:auto-grow-height="true" draw:auto-grow-width="false" fo:min-height="0.738cm" fo:min-width="0cm"/>
    </style:style>
    <style:style style:name="gr8" style:family="graphic" style:parent-style-name="standard">
      <style:graphic-properties draw:stroke="none" svg:stroke-color="#000000" draw:fill="solid" draw:fill-color="#e0efd4" draw:textarea-horizontal-align="left" draw:auto-grow-height="true" draw:auto-grow-width="false" fo:min-height="3.052cm" fo:min-width="0cm"/>
    </style:style>
    <style:style style:name="gr9" style:family="graphic" style:parent-style-name="standard">
      <style:graphic-properties draw:stroke="none" svg:stroke-color="#000000" draw:fill="solid" draw:fill-color="#e0efd4" draw:textarea-horizontal-align="left" draw:auto-grow-height="true" draw:auto-grow-width="false" fo:min-height="2.949cm" fo:min-width="0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714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841cm" fo:min-width="1.861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solid" draw:fill-color="#fffbcc" draw:textarea-horizontal-align="left" draw:auto-grow-height="true" draw:auto-grow-width="false" fo:min-height="2.609cm" fo:min-width="0cm"/>
    </style:style>
    <style:style style:name="gr13" style:family="graphic" style:parent-style-name="standard">
      <style:graphic-properties draw:stroke="none" svg:stroke-color="#000000" draw:fill="solid" draw:fill-color="#fedcc6" draw:textarea-horizontal-align="left" draw:auto-grow-height="true" draw:auto-grow-width="false" fo:min-height="3.913cm" fo:min-width="0cm"/>
    </style:style>
    <style:style style:name="P1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fcce4"/>
      <style:text-properties style:font-name="Bitstream Vera Sans Mono" fo:font-weight="bold" style:font-weight-asian="bold" style:font-weight-complex="bold"/>
    </style:style>
    <style:style style:name="P4" style:family="paragraph">
      <loext:graphic-properties draw:fill="solid" draw:fill-color="#bee3d3" draw:opacity="1%"/>
      <style:paragraph-properties fo:text-align="center"/>
    </style:style>
    <style:style style:name="P5" style:family="paragraph">
      <loext:graphic-properties draw:fill="solid" draw:fill-color="#adc5e7"/>
      <style:text-properties style:font-name="Bitstream Vera Sans Mono" fo:font-weight="bold" style:font-weight-asian="bold" style:font-weight-complex="bold"/>
    </style:style>
    <style:style style:name="P6" style:family="paragraph">
      <loext:graphic-properties draw:fill="solid" draw:fill-color="#e0efd4"/>
      <style:text-properties style:font-name="Bitstream Vera Sans Mono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fffbcc"/>
      <style:text-properties style:font-name="Bitstream Vera Sans Mono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fedcc6"/>
      <style:text-properties style:font-name="Bitstream Vera Sans Mono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Bitstream Vera Sans Mono" fo:font-weight="bold" style:font-weight-asian="bold" style:font-weight-complex="bold"/>
    </style:style>
    <style:style style:name="T2" style:family="text">
      <style:text-properties style:font-name="Bitstream Vera Sans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17cm" svg:height="12.077cm" svg:x="1.133cm" svg:y="4.544cm">
          <draw:text-box>
            <text:p><text:span text:style-name="T1">Model = [</text:span></text:p>
            <text:p><text:span text:style-name="T1"/></text:p>
            <text:p><text:span text:style-name="T1"><text:tab/></text:span><text:span text:style-name="T1">Input layer <text:s/>(input_dimensions)</text:span></text:p>
            <text:p><text:span text:style-name="T1"/></text:p>
            <text:p><text:span text:style-name="T1"><text:tab/></text:span><text:span text:style-name="T1">Layer1 (units=32, <text:s text:c="2"/>activation = ‘relu’)</text:span></text:p>
            <text:p><text:span text:style-name="T1"/></text:p>
            <text:p><text:span text:style-name="T1"><text:tab/></text:span><text:span text:style-name="T1">... </text:span></text:p>
            <text:p><text:span text:style-name="T1"/></text:p>
            <text:p><text:span text:style-name="T1"/></text:p>
            <text:p><text:span text:style-name="T1"><text:tab/></text:span><text:span text:style-name="T1">Layer n <text:s/>(units= 1, <text:s/>activation=‘sigmoid’)</text:span></text:p>
            <text:p><text:span text:style-name="T1">]</text:span></text:p>
            <text:p><text:span text:style-name="T1"/></text:p>
            <text:p><text:span text:style-name="T1">model.compile (optimizer=’sgd’,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loss=’mse’ )</text:span></text:p>
            <text:p><text:span text:style-name="T1"/></text:p>
            <text:p><text:span text:style-name="T1"/></text:p>
          </draw:text-box>
        </draw:frame>
        <draw:line draw:style-name="gr2" draw:text-style-name="P2" draw:layer="layout" svg:x1="7.096cm" svg:y1="3.794cm" svg:x2="11.033cm" svg:y2="6.207cm">
          <text:p/>
        </draw:line>
        <draw:frame draw:style-name="gr3" draw:text-style-name="P3" draw:layer="layout" svg:width="16.885cm" svg:height="0.988cm" svg:x="3.032cm" svg:y="2.397cm">
          <draw:text-box>
            <text:p><text:span text:style-name="T1">e.g. 4 (Bedrooms, Bathrooms, SqFt, LotSize)</text:span></text:p>
          </draw:text-box>
        </draw:frame>
        <draw:custom-shape draw:style-name="gr4" draw:text-style-name="P2" draw:layer="layout" svg:width="6.858cm" svg:height="1.016cm" svg:x="7.858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1.143cm" svg:x="5.699cm" svg:y="7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86cm" svg:height="1.143cm" svg:x="15.224cm" svg:y="7.47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106cm" svg:height="0.988cm" svg:x="18.706cm" svg:y="9.494cm">
          <draw:text-box>
            <text:p><text:span text:style-name="T1">Number of neurons</text:span></text:p>
          </draw:text-box>
        </draw:frame>
        <draw:line draw:style-name="gr2" draw:text-style-name="P2" draw:layer="layout" svg:x1="18.653cm" svg:y1="9.636cm" svg:x2="9.636cm" svg:y2="8.874cm">
          <text:p/>
        </draw:line>
        <draw:frame draw:style-name="gr8" draw:text-style-name="P6" draw:layer="layout" svg:width="6.255cm" svg:height="3.302cm" svg:x="20.685cm" svg:y="5.953cm">
          <draw:text-box>
            <text:p><text:span text:style-name="T2">Activation function</text:span></text:p>
            <text:p><text:span text:style-name="T2">(sigmoid, tanh, relu)</text:span></text:p>
          </draw:text-box>
        </draw:frame>
        <draw:line draw:style-name="gr2" draw:text-style-name="P2" draw:layer="layout" svg:x1="20.812cm" svg:y1="7.223cm" svg:x2="17.637cm" svg:y2="7.985cm">
          <text:p/>
        </draw:line>
        <draw:frame draw:style-name="gr9" draw:text-style-name="P6" draw:layer="layout" svg:width="6.763cm" svg:height="3.199cm" svg:x="20.304cm" svg:y="12.279cm">
          <draw:text-box>
            <text:p><text:span text:style-name="T2">Activation function</text:span></text:p>
            <text:p><text:span text:style-name="T2">(linear, sigmoid, softmax)</text:span></text:p>
          </draw:text-box>
        </draw:frame>
        <draw:custom-shape draw:style-name="gr5" draw:text-style-name="P2" draw:layer="layout" svg:width="3.683cm" svg:height="1.143cm" svg:x="14.843cm" svg:y="11.03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177cm" svg:y1="13.573cm" svg:x2="17.637cm" svg:y2="12.557cm">
          <text:p/>
        </draw:line>
        <draw:custom-shape draw:style-name="gr5" draw:text-style-name="P2" draw:layer="layout" svg:width="3.683cm" svg:height="1.143cm" svg:x="6.207cm" svg:y="11.03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663cm" svg:y1="9.58cm" svg:x2="9.509cm" svg:y2="10.779cm">
          <text:p/>
        </draw:line>
        <draw:custom-shape draw:style-name="gr10" draw:text-style-name="P2" draw:layer="layout" svg:width="2.54cm" svg:height="1.016cm" svg:x="10.652cm" svg:y="13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413cm" svg:height="1.143cm" svg:x="14.081cm" svg:y="14.08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652cm" svg:height="2.859cm" svg:x="1.381cm" svg:y="17.383cm">
          <draw:text-box>
            <text:p><text:span text:style-name="T2">Optimizer</text:span></text:p>
            <text:p><text:span text:style-name="T2"/></text:p>
            <text:p><text:span text:style-name="T2">(sgd, adam, rmsprop)</text:span></text:p>
          </draw:text-box>
        </draw:frame>
        <draw:frame draw:style-name="gr13" draw:text-style-name="P8" draw:layer="layout" svg:width="16.669cm" svg:height="4.163cm" svg:x="10.271cm" svg:y="16.875cm">
          <draw:text-box>
            <text:p><text:span text:style-name="T2">Loss function</text:span></text:p>
            <text:p><text:span text:style-name="T2"/></text:p>
            <text:p><text:span text:style-name="T2">regression : mse, mae</text:span></text:p>
            <text:p><text:span text:style-name="T2">Binary classification : binary_crossentrophy</text:span></text:p>
            <text:p><text:span text:style-name="T2">Multi classification: categorical_crossentropy</text:span></text:p>
          </draw:text-box>
        </draw:frame>
        <draw:line draw:style-name="gr2" draw:text-style-name="P2" draw:layer="layout" svg:x1="5.953cm" svg:y1="17.256cm" svg:x2="11.16cm" svg:y2="14.208cm">
          <text:p/>
        </draw:line>
        <draw:line draw:style-name="gr2" draw:text-style-name="P2" draw:layer="layout" svg:x1="17.891cm" svg:y1="17.002cm" svg:x2="16.367cm" svg:y2="15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4:26:45.493019624</meta:creation-date>
    <dc:date>2020-09-14T15:13:53.583859085</dc:date>
    <meta:editing-duration>PT20M35S</meta:editing-duration>
    <meta:editing-cycles>7</meta:editing-cycles>
    <meta:generator>LibreOffice/6.0.7.3$Linux_X86_64 LibreOffice_project/00m0$Build-3</meta:generator>
    <meta:document-statistic meta:object-count="21"/>
  </office:meta>
</office:document-meta>
</file>